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18b2" officeooo:paragraph-rsid="000418b2"/>
    </style:style>
    <style:style style:name="T1" style:family="text">
      <style:text-properties officeooo:rsid="000356b2"/>
    </style:style>
    <style:style style:name="T2" style:family="text">
      <style:text-properties officeooo:rsid="0004f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kesh<text:span text:style-name="T2">t </text:span></text:p>
      <text:p text:style-name="P1">prak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3:53:23.945774341</dc:date>
    <dc:creator>acer </dc:creator>
    <meta:editing-duration>PT3H11M54S</meta:editing-duration>
    <meta:editing-cycles>4</meta:editing-cycles>
    <meta:document-statistic meta:table-count="0" meta:image-count="0" meta:object-count="0" meta:page-count="1" meta:paragraph-count="2" meta:word-count="2" meta:character-count="15" meta:non-whitespace-character-count="14"/>
  </office:meta>
</office:document-meta>
</file>